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top" draw:auto-grow-height="false" fo:min-height="13.72cm" fo:min-width="1.532cm"/>
      <style:paragraph-properties style:writing-mode="lr-tb"/>
    </style:style>
    <style:style style:name="gr2" style:family="graphic" style:parent-style-name="standard">
      <style:graphic-properties draw:fill="solid" draw:fill-color="#ffcc00" draw:opacity="50%" draw:textarea-horizontal-align="justify" draw:textarea-vertical-align="middle" draw:auto-grow-height="false" fo:min-height="1.909cm" fo:min-width="1.532cm" draw:shadow-opacity="5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13cm" fo:min-width="1.532cm"/>
      <style:paragraph-properties style:writing-mode="lr-tb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1.655cm" fo:min-width="1.532cm"/>
      <style:paragraph-properties style:writing-mode="lr-tb"/>
    </style:style>
    <style:style style:name="gr5" style:family="graphic" style:parent-style-name="standard">
      <style:graphic-properties draw:fill="solid" draw:fill-color="#ffffcc" draw:textarea-horizontal-align="justify" draw:textarea-vertical-align="top" draw:auto-grow-height="false" fo:min-height="7.75cm" fo:min-width="1.5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7cm" fo:min-width="1.532cm"/>
      <style:paragraph-properties style:writing-mode="lr-tb"/>
    </style:style>
    <style:style style:name="gr7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3.602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1.655cm" fo:min-width="1.532cm"/>
      <style:paragraph-properties style:writing-mode="lr-tb"/>
    </style:style>
    <style:style style:name="gr11" style:family="graphic" style:parent-style-name="standard">
      <style:graphic-properties draw:fill="solid" draw:fill-color="#ffffcc" draw:textarea-horizontal-align="justify" draw:textarea-vertical-align="top" draw:auto-grow-height="false" fo:min-height="8.005cm" fo:min-width="1.532cm"/>
      <style:paragraph-properties style:writing-mode="lr-tb"/>
    </style:style>
    <style:style style:name="gr12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3.552cm" fo:min-width="0cm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ffcc" draw:textarea-horizontal-align="justify" draw:textarea-vertical-align="top" draw:auto-grow-height="false" fo:min-height="5.464cm" fo:min-width="1.532cm"/>
      <style:paragraph-properties style:writing-mode="lr-tb"/>
    </style:style>
    <style:style style:name="gr14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2.108cm" fo:min-width="0cm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1.656cm" fo:min-width="1.53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29cm" fo:min-width="1.532cm"/>
      <style:paragraph-properties style:writing-mode="lr-tb"/>
    </style:style>
    <style:style style:name="gr17" style:family="graphic" style:parent-style-name="standard">
      <style:graphic-properties draw:fill="solid" draw:fill-color="#ffffcc" draw:textarea-horizontal-align="justify" draw:textarea-vertical-align="top" draw:auto-grow-height="false" fo:min-height="5.718cm" fo:min-width="1.532cm"/>
      <style:paragraph-properties style:writing-mode="lr-tb"/>
    </style:style>
    <style:style style:name="gr18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5.599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ffcc00" draw:opacity="50%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ccffcc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3.97cm" svg:x="3.54cm" svg:y="4.556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032cm" svg:height="2.159cm" svg:x="3.54cm" svg:y="16.367cm">
          <text:p text:style-name="P3"><text:span text:style-name="T2">BOOT</text:span></text:p>
          <text:p text:style-name="P3"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4.555cm">
          <text:p text:style-name="P5"><text:span text:style-name="T3">COBI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5.318cm">
          <text:p text:style-name="P5"><text:span text:style-name="T3">COBD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1.905cm" svg:x="14.081cm" svg:y="8.62cm">
          <text:p text:style-name="P5"><text:span text:style-name="T3">CCP.S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8cm" svg:x="14.081cm" svg:y="10.525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6.08cm">
          <text:p text:style-name="P5"><text:span text:style-name="T3">SNI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777cm" svg:x="14.081cm" svg:y="6.843cm">
          <text:p text:style-name="P5"><text:span text:style-name="T3">NDO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0.762cm" svg:height="4.064cm" svg:x="13.065cm" svg:y="4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9" draw:layer="layout" draw:type="line" svg:x1="5.572cm" svg:y1="17.446cm" svg:x2="13.065cm" svg:y2="6.588cm" draw:start-shape="id1" draw:start-glue-point="1" draw:end-shape="id2" draw:end-glue-point="5" svg:d="M5572 17446l7493-10858" svg:viewBox="0 0 7494 10859">
          <text:p text:style-name="P8">Network</text:p>
          <text:p text:style-name="P8">Boot</text:p>
        </draw:connector>
        <draw:frame draw:style-name="gr9" draw:text-style-name="P10" draw:layer="layout" svg:width="19.59cm" svg:height="0.962cm" svg:x="1cm" svg:y="1.762cm">
          <draw:text-box>
            <text:p text:style-name="P8">CP/NOS via ROM Monitor</text:p>
          </draw:text-box>
        </draw:frame>
      </draw:page>
      <draw:page draw:name="page2" draw:style-name="dp1" draw:master-page-name="Default">
        <draw:custom-shape draw:style-name="gr10" draw:text-style-name="P11" draw:layer="layout" svg:width="2.032cm" svg:height="1.905cm" svg:x="3.54cm" svg:y="4.556cm">
          <text:p text:style-name="P1"><text:span text:style-name="T1">BI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905cm" svg:x="3.54cm" svg:y="6.461cm">
          <text:p text:style-name="P1"><text:span text:style-name="T1">BDO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032cm" svg:height="1.905cm" svg:x="3.54cm" svg:y="8.366cm">
          <text:p text:style-name="P1"><text:span text:style-name="T1">C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032cm" svg:height="8.255cm" svg:x="3.54cm" svg:y="10.271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032cm" svg:height="2.159cm" svg:x="3.54cm" svg:y="16.113cm">
          <text:p text:style-name="P3"><text:span text:style-name="T2">NETBOO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4.555cm">
          <text:p text:style-name="P5"><text:span text:style-name="T3">COBIO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5.318cm">
          <text:p text:style-name="P5"><text:span text:style-name="T3">COBD</text:span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1.905cm" svg:x="14.081cm" svg:y="8.62cm">
          <text:p text:style-name="P5"><text:span text:style-name="T3">CCP.S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32cm" svg:height="8cm" svg:x="14.081cm" svg:y="10.525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6.08cm">
          <text:p text:style-name="P5"><text:span text:style-name="T3">SNI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777cm" svg:x="14.081cm" svg:y="6.843cm">
          <text:p text:style-name="P5"><text:span text:style-name="T3">N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0.762cm" svg:height="4.064cm" svg:x="13.065cm" svg:y="4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9" draw:layer="layout" draw:type="line" svg:x1="5.572cm" svg:y1="17.192cm" svg:x2="13.065cm" svg:y2="6.588cm" draw:start-shape="id3" draw:start-glue-point="1" draw:end-shape="id4" draw:end-glue-point="5" svg:d="M5572 17192l7493-10604" svg:viewBox="0 0 7494 10605">
          <text:p text:style-name="P8">Network</text:p>
          <text:p text:style-name="P8">Boot</text:p>
        </draw:connector>
        <draw:frame draw:style-name="gr9" draw:text-style-name="P10" draw:layer="layout" svg:width="19.59cm" svg:height="0.962cm" svg:x="1cm" svg:y="1.762cm">
          <draw:text-box>
            <text:p text:style-name="P8">CP/NOS via NETBOOT.COM</text:p>
          </draw:text-box>
        </draw:frame>
      </draw:page>
      <draw:page draw:name="page3" draw:style-name="dp1" draw:master-page-name="Default">
        <draw:custom-shape draw:style-name="gr10" draw:text-style-name="P11" draw:layer="layout" svg:width="2.032cm" svg:height="1.905cm" svg:x="3.54cm" svg:y="4.556cm">
          <text:p text:style-name="P1"><text:span text:style-name="T1">BI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905cm" svg:x="3.54cm" svg:y="6.461cm">
          <text:p text:style-name="P1"><text:span text:style-name="T1">BDO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032cm" svg:height="1.905cm" svg:x="3.54cm" svg:y="8.366cm">
          <text:p text:style-name="P1"><text:span text:style-name="T1">C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032cm" svg:height="8.255cm" svg:x="3.54cm" svg:y="10.271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032cm" svg:height="2.159cm" svg:x="3.54cm" svg:y="16.113cm">
          <text:p text:style-name="P3"><text:span text:style-name="T2">CPNETLD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1.905cm" svg:x="14.081cm" svg:y="10.906cm">
          <text:p text:style-name="P5"><text:span text:style-name="T3">CCP.S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032cm" svg:height="5.714cm" svg:x="14.081cm" svg:y="12.811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6" draw:id="id6" draw:layer="layout" svg:width="0.762cm" svg:height="2.54cm" svg:x="13.192cm" svg:y="8.3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9" draw:layer="layout" draw:type="line" svg:x1="5.572cm" svg:y1="17.192cm" svg:x2="13.192cm" svg:y2="9.636cm" draw:start-shape="id5" draw:start-glue-point="1" draw:end-shape="id6" draw:end-glue-point="5" svg:d="M5572 17192l7620-7556" svg:viewBox="0 0 7621 7557">
          <text:p text:style-name="P8">Local Files</text:p>
          <text:p text:style-name="P8">(Network Boot)</text:p>
        </draw:connector>
        <draw:frame draw:style-name="gr9" draw:text-style-name="P14" draw:layer="layout" svg:width="19.59cm" svg:height="0.962cm" svg:x="1cm" svg:y="1.762cm">
          <draw:text-box>
            <text:p text:style-name="P13">CP/NET via CPNETLDR.COM (NETBOOT @)</text:p>
          </draw:text-box>
        </draw:frame>
        <draw:custom-shape draw:style-name="gr10" draw:text-style-name="P11" draw:layer="layout" svg:width="2.032cm" svg:height="1.905cm" svg:x="14.081cm" svg:y="4.555cm">
          <text:p text:style-name="P1"><text:span text:style-name="T1">BI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905cm" svg:x="14.081cm" svg:y="6.46cm">
          <text:p text:style-name="P1"><text:span text:style-name="T1">BD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8.366cm">
          <text:p text:style-name="P5"><text:span text:style-name="T3">SNI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777cm" svg:x="14.081cm" svg:y="9.128cm">
          <text:p text:style-name="P5"><text:span text:style-name="T3">NDO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0" draw:text-style-name="P11" draw:layer="layout" svg:width="2.032cm" svg:height="1.905cm" svg:x="3.54cm" svg:y="4.556cm">
          <text:p text:style-name="P1"><text:span text:style-name="T1">BI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905cm" svg:x="3.54cm" svg:y="6.461cm">
          <text:p text:style-name="P1"><text:span text:style-name="T1">BDOS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032cm" svg:height="1.905cm" svg:x="3.54cm" svg:y="8.366cm">
          <text:p text:style-name="P1"><text:span text:style-name="T1">C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032cm" svg:height="8.255cm" svg:x="3.54cm" svg:y="10.271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032cm" svg:height="2.159cm" svg:x="3.54cm" svg:y="16.113cm">
          <text:p text:style-name="P3"><text:span text:style-name="T2">NETBOO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032cm" svg:height="1.906cm" svg:x="14.081cm" svg:y="4.556cm">
          <text:p text:style-name="P5"><text:span text:style-name="T3">BIOS</text:span></text:p>
          <text:p text:style-name="P5"><text:span text:style-name="T3">*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032cm" svg:height="1.779cm" svg:x="14.081cm" svg:y="6.461cm">
          <text:p text:style-name="P5"><text:span text:style-name="T3">BD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1.905cm" svg:x="14.081cm" svg:y="10.652cm">
          <text:p text:style-name="P5"><text:span text:style-name="T3">CCP.S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032cm" svg:height="5.968cm" svg:x="14.081cm" svg:y="12.557cm">
          <text:p text:style-name="P1"><text:span text:style-name="T1">TP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0.763cm" svg:x="14.081cm" svg:y="8.239cm">
          <text:p text:style-name="P5"><text:span text:style-name="T3">SNI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777cm" svg:x="14.081cm" svg:y="9.002cm">
          <text:p text:style-name="P5"><text:span text:style-name="T3">NDO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8" draw:id="id8" draw:layer="layout" svg:width="0.762cm" svg:height="6.223cm" svg:x="13.065cm" svg:y="4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9" draw:layer="layout" draw:type="line" svg:x1="5.572cm" svg:y1="17.192cm" svg:x2="13.065cm" svg:y2="7.668cm" draw:start-shape="id7" draw:start-glue-point="1" draw:end-shape="id8" draw:end-glue-point="5" svg:d="M5572 17192l7493-9524" svg:viewBox="0 0 7494 9525">
          <text:p text:style-name="P8">Network</text:p>
          <text:p text:style-name="P8">Boot</text:p>
        </draw:connector>
        <draw:frame draw:style-name="gr9" draw:text-style-name="P10" draw:layer="layout" svg:width="19.59cm" svg:height="0.962cm" svg:x="1cm" svg:y="1.762cm">
          <draw:text-box>
            <text:p text:style-name="P8">CP/NET via NETBOOT.CO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5:41:37.811985254</meta:creation-date>
    <dc:date>2021-03-09T16:04:38.836377390</dc:date>
    <meta:editing-duration>PT2M20S</meta:editing-duration>
    <meta:editing-cycles>1</meta:editing-cycles>
    <meta:document-statistic meta:object-count="53"/>
    <meta:generator>LibreOffice/6.4.6.2$Linux_X86_64 LibreOffice_project/40$Build-2</meta:generator>
  </office:meta>
</office:document-meta>
</file>